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65%"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3faaf"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b513"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weight="normal" officeooo:paragraph-rsid="0015a533"/>
    </style:style>
    <style:style style:name="P8" style:family="paragraph" style:parent-style-name="Text_20_body">
      <style:paragraph-properties fo:margin-top="0in" fo:margin-bottom="0in" loext:contextual-spacing="false" fo:line-height="138%" style:writing-mode="lr-tb"/>
      <style:text-properties fo:font-weight="normal" officeooo:rsid="0015b513" officeooo:paragraph-rsid="0015b513" style:font-weight-asian="normal" style:font-weight-complex="normal"/>
    </style:style>
    <style:style style:name="P9" style:family="paragraph" style:parent-style-name="Text_20_body">
      <style:paragraph-properties fo:margin-top="0in" fo:margin-bottom="0in" loext:contextual-spacing="false" fo:line-height="138%" style:writing-mode="lr-tb"/>
      <style:text-properties fo:font-weight="normal" officeooo:rsid="00174a8d" officeooo:paragraph-rsid="00174a8d" style:font-weight-asian="normal" style:font-weight-complex="normal"/>
    </style:style>
    <style:style style:name="P10" style:family="paragraph" style:parent-style-name="Text_20_body">
      <style:paragraph-properties fo:margin-top="0in" fo:margin-bottom="0in" loext:contextual-spacing="false" fo:line-height="138%" style:writing-mode="lr-tb"/>
    </style:style>
    <style:style style:name="P11" style:family="paragraph" style:parent-style-name="Text_20_body">
      <style:paragraph-properties fo:margin-top="0in" fo:margin-bottom="0in" loext:contextual-spacing="false" fo:line-height="138%" style:writing-mode="lr-tb"/>
      <style:text-properties officeooo:paragraph-rsid="0015b513"/>
    </style:style>
    <style:style style:name="P12" style:family="paragraph" style:parent-style-name="Text_20_body">
      <style:paragraph-properties fo:margin-top="0in" fo:margin-bottom="0in" loext:contextual-spacing="false" fo:line-height="138%" style:writing-mode="lr-tb"/>
      <style:text-properties officeooo:paragraph-rsid="00161d1c"/>
    </style:style>
    <style:style style:name="P13" style:family="paragraph" style:parent-style-name="Text_20_body">
      <style:paragraph-properties fo:margin-top="0in" fo:margin-bottom="0in" loext:contextual-spacing="false" fo:line-height="138%" style:writing-mode="lr-tb"/>
      <style:text-properties fo:font-weight="bold" officeooo:rsid="00174a8d" officeooo:paragraph-rsid="00174a8d" style:font-weight-asian="bold" style:font-weight-complex="bold"/>
    </style:style>
    <style:style style:name="P14"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3">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6" style:family="paragraph" style:parent-style-name="Text_20_body" style:list-style-name="L5">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6">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 style:family="paragraph" style:parent-style-name="Text_20_body" style:list-style-name="L3">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officeooo:rsid="00194a20" officeooo:paragraph-rsid="00194a20" style:text-blinking="false"/>
    </style:style>
    <style:style style:name="P1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text-properties officeooo:paragraph-rsid="00194a20"/>
    </style:style>
    <style:style style:name="P21" style:family="paragraph" style:parent-style-name="Text_20_body">
      <style:paragraph-properties fo:margin-left="0.5in" fo:margin-right="0in" fo:margin-top="0in" fo:margin-bottom="0in" loext:contextual-spacing="false" fo:line-height="138%" fo:text-indent="-0.25in" style:auto-text-indent="false" style:writing-mode="lr-tb"/>
    </style:style>
    <style:style style:name="P2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weight="normal"/>
    </style:style>
    <style:style style:name="P24"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25"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61d1c"/>
    </style:style>
    <style:style style:name="P26" style:family="paragraph" style:parent-style-name="Text_20_body" style:list-style-name="L4">
      <style:paragraph-properties fo:margin-left="0in" fo:margin-right="0in" fo:margin-top="0in" fo:margin-bottom="0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161d1c"/>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5a53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5b51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61d1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a533"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5b51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6" style:family="text">
      <style:text-properties fo:background-color="transparent" loext:char-shading-value="0"/>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0194a20" style:font-weight-asian="normal" style:font-weight-complex="normal"/>
    </style:style>
    <style:style style:name="T20" style:family="text">
      <style:text-properties officeooo:rsid="0013faaf"/>
    </style:style>
    <style:style style:name="T21" style:family="text">
      <style:text-properties officeooo:rsid="00161d1c"/>
    </style:style>
    <style:style style:name="T22" style:family="text">
      <style:text-properties officeooo:rsid="00194a2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c69b5b6-7d0b-5e94-1304-9d2ac7d72b39"/>CS550:02</text:p>
      <text:p text:style-name="P1">Programming Assignment <text:span text:style-name="T21">2</text:span></text:p>
      <text:p text:style-name="P1">2<text:span text:style-name="T21">6</text:span> <text:span text:style-name="T21">February</text:span> 2017</text:p>
      <text:p text:style-name="P1">Christopher Hannon &amp; Neil Getty</text:p>
      <text:p text:style-name="P3">Program Design</text:p>
      <text:p text:style-name="P2">Background</text:p>
      <text:p text:style-name="P5"><text:tab/><text:span text:style-name="T20">The task for this assignment was to extend a napster-like P2P system relying on a centralized server to a decentralized system. Each peer in the network may query a list of neighbors with a file request message who will continue this process until a the message's time-to-live is exhausted.</text:span></text:p>
      <text:p text:style-name="P19">This program was coded using Java, relying primarily upon the Java Remote Method Invocation (RMI) API. RMI is multi-threaded, meaning that each request on a remote object are handled in a new Java thread for concurrent processing. <text:span text:style-name="T20">Java RMI establishes a TCP connection with the host.</text:span></text:p>
      <text:p text:style-name="Text_20_body"/>
      <text:p text:style-name="P2">Design</text:p>
      <text:p text:style-name="P10"><text:span text:style-name="T5">The program consists of </text:span><text:span text:style-name="T6">five classes: PeerInt, PeerImpl, Client, ClientDriver and WatchDir</text:span><text:span text:style-name="T5">.</text:span></text:p>
      <text:p text:style-name="P10"><text:span text:style-name="T5"/></text:p>
      <text:p text:style-name="P7"><text:span text:style-name="T1"><text:tab/>Interface Class </text:span><text:span text:style-name="T9">PeerInt </text:span><text:span text:style-name="T1">extends the RMI remote interface and defines the method retrieve. </text:span><text:span text:style-name="T9">PeerImpl </text:span><text:span text:style-name="T1">implements </text:span><text:span text:style-name="T9">PeerInt</text:span><text:span text:style-name="T1">, each client must reference a new </text:span><text:span text:style-name="T9">PeerImpl</text:span><text:span text:style-name="T13"> </text:span><text:span text:style-name="T1">object</text:span><text:span text:style-name="T13"> </text:span><text:span text:style-name="T1">to register with the RMI registry. </text:span><text:span text:style-name="T4">When a client wishes to obtain a file they queryNeighbors with a unique message. This is propogated until the time-to-live is exhausted. All peers which have the file return a queryhit message by tracing the path of the original file request back to the sender. </text:span><text:span text:style-name="T1">The </text:span><text:span text:style-name="T3">obtain</text:span><text:span text:style-name="T1"> method </text:span><text:span text:style-name="T4">is then called by the client directly to the first queryhit message sender,</text:span><text:span text:style-name="T1"> return</text:span><text:span text:style-name="T4">ing</text:span><text:span text:style-name="T1"> a byte array representation of the local file. </text:span><text:span text:style-name="T4">This file is then written to the local system.</text:span></text:p>
      <text:p text:style-name="P7"><text:span text:style-name="T9"><text:tab/></text:span></text:p>
      <text:p text:style-name="P7"><text:span text:style-name="T9"><text:tab/>Client </text:span><text:span text:style-name="T1">defines all the methods for a client to interact with the indexing server. When a client is started it </text:span><text:span text:style-name="T2">indexes</text:span><text:span text:style-name="T1"> all the files in a given folder and any subsequent changes to this folder using the </text:span><text:span text:style-name="T9">WatchDir </text:span><text:span text:style-name="T1">process. </text:span><text:span text:style-name="T4">Client generates the list of neighbors from the topology file as well as the file index from the local folder to be shared with the network. </text:span><text:span text:style-name="T1">When a user defines a file they want to retrieve </text:span><text:span text:style-name="T9">Client</text:span><text:span text:style-name="T13"> </text:span><text:span text:style-name="T4">iniates the queryNeighbors in the local peerImpl instance. </text:span></text:p>
      <text:p text:style-name="P7"><text:span text:style-name="T9"><text:tab/></text:span></text:p>
      <text:p text:style-name="P7"><text:span text:style-name="T9"><text:tab/>ClientDriver </text:span><text:span text:style-name="T1">defines the main method for the client and relies on two arguments, the id (IP address) of the client and the directory of files to register and download to. Until the application is closed, </text:span><text:span text:style-name="T9">ClientDriver </text:span><text:span text:style-name="T1">will query the user for filenames to download.</text:span></text:p>
      <text:p text:style-name="P7"><text:span text:style-name="T9"><text:tab/></text:span></text:p>
      <text:p text:style-name="P12"><text:span text:style-name="T10"><text:tab/>WatchDir </text:span><text:span text:style-name="T5">is a separate process for monitoring the download location directory of a client and issuing registration changes with the </text:span><text:span text:style-name="T6">peer so that the local index is updated.</text:span></text:p>
      <text:p text:style-name="P13"><text:soft-page-break/>Tradeoffs</text:p>
      <text:p text:style-name="P13"><text:tab/><text:span text:style-name="T18">Java RMI was utilized instead of using low level TCP socket connections. RMI itself communicates with TCP but restricts communication between Java processes. As this project only requires Java </text:span><text:span text:style-name="T19">processes on each peer </text:span><text:span text:style-name="T18">it does not seem </text:span><text:span text:style-name="T19">necessary</text:span><text:span text:style-name="T18"> to </text:span><text:span text:style-name="T19">code the connections directly with TCP sockets. The real tradeoff for the error messages, threading, and security automated with RMI is some lack of freedom in configuration.</text:span></text:p>
      <text:p text:style-name="P9"><text:tab/>Currently the peers are greedy when requesting files. They send an obtain request to the first hit they receive and disregard subsequent hits. This makes the assumption that the first hit means a faster download initiation as well as a likely shorter travel length when compared to subsequent hits. The way written however means that the file must be written immediately upon successfully back-tracing of the request. The file is not sent back to some waiting thread in the client or driver. This is efficient and easy to implement but not as flexible for future changes.</text:p>
      <text:p text:style-name="P12"><text:tab/><text:span text:style-name="T22">The real tradeoff here is the removal of a central indexing server. Though this makes the network more tolerant to attacks by removing a single point of failure, it adds some significant overhead.</text:span></text:p>
      <text:p text:style-name="P12"/>
      <text:p text:style-name="P12"><text:span text:style-name="T8">Improvements</text:span></text:p>
      <text:p text:style-name="P21"><text:span text:style-name="T5">There are many possible improvements to this application:</text:span><text:span text:style-name="T14"> </text:span></text:p>
      <text:list xml:id="list7303143284103562875" text:style-name="L1">
        <text:list-item>
          <text:p text:style-name="P14">Graphical user interface (buttons, download progress, list of files, saveable settings)</text:p>
        </text:list-item>
      </text:list>
      <text:p text:style-name="P20"><text:span text:style-name="T5">Easily made using an IDE or libraries such as Java Swing.</text:span></text:p>
      <text:list xml:id="list1356119352809375786" text:style-name="L3">
        <text:list-item>
          <text:p text:style-name="P18">Neighborhood view of files</text:p>
          <text:p text:style-name="P18">Currently each peer only knows the files it stores locally. In a heavy-use system it would save a significant amount of overhead if each peer knew what files its neighbors had. This despite the need for peers to push changes to their file systems to neighbors. Some experimentation with the horizon extension of file would yield interesting results on tradeoffs between upfront vs long-term bandwidth use and local storage.</text:p>
        </text:list-item>
        <text:list-item>
          <text:p text:style-name="P15"><text:span text:style-name="T16">File validity/integrity verification</text:span></text:p>
        </text:list-item>
      </text:list>
      <text:p text:style-name="P23"><text:span text:style-name="T1">In the current version there is nothing stopping a peer from registering a different file under the same name as another. The most easy check would be file type, size or metadata. The most secure method would be to use a hash cheksum such as MD5 or SHA. This can be implemented by maintaining checksums in the central server and having the client first validate a peer has a valid file before retrieval.</text:span></text:p>
      <text:list xml:id="list4857257977651945011" text:style-name="L4">
        <text:list-item>
          <text:p text:style-name="P26">Download chunks of files from multiple peers concurrently</text:p>
        </text:list-item>
      </text:list>
      <text:p text:style-name="P24"><text:span text:style-name="T7">Currently </text:span><text:span text:style-name="T5">the entire byte array representation is sent from one peer to another. It is possible to request different chunks of the file from different peers. This would spread the bandwidth across the network and allow for redundancy.</text:span><text:span text:style-name="T14"> </text:span></text:p>
      <text:list xml:id="list6586940156069289059" text:style-name="L5">
        <text:list-item>
          <text:p text:style-name="P16"><text:span text:style-name="T16">End-to-end encryption </text:span></text:p>
        </text:list-item>
      </text:list>
      <text:p text:style-name="P22"><text:soft-page-break/>It might be useful to first encrypt the file before sending and decrypt upon retrieval. </text:p>
      <text:list xml:id="list5526404833911015620" text:style-name="L6">
        <text:list-item>
          <text:p text:style-name="P17"><text:span text:style-name="T16">Transfer of folders/subfolders .</text:span></text:p>
        </text:list-item>
      </text:list>
      <text:p text:style-name="P25"><text:span text:style-name="T5">The current version can only handle files in a single directory. To send all files in a directory and subsequent subfolders the retrieve method must be changed.</text:span></text:p>
      <text:p text:style-name="P25"/>
      <text:p text:style-name="P27"><text:span text:style-name="T11">Sources</text:span></text:p>
      <text:p text:style-name="P8"><text:span text:style-name="T12">Gnutella Protocol</text:span></text:p>
      <text:p text:style-name="P8"><text:a xlink:type="simple" xlink:href="http://rfc-gnutella.sourceforge.net/developer/stable/index.html" text:style-name="Internet_20_link" text:visited-style-name="Visited_20_Internet_20_Link">http://rfc-gnutella.sourceforge.net/developer/stable/index.html</text:a></text:p>
      <text:p text:style-name="P11"><text:span text:style-name="T5">Java RMI </text:span></text:p>
      <text:p text:style-name="P11"><text:a xlink:type="simple" xlink:href="http://www.ejbtutorial.com/java-rmi/how-to-transfer-or-copy-a-file-between-computers-using-java-rmi" text:style-name="Internet_20_link" text:visited-style-name="Visited_20_Internet_20_Link"><text:span text:style-name="T15">http://www.ejbtutorial.com/java-rmi/how-to-transfer-or-copy-a-file-between-computers-using-java-rmi</text:span></text:a></text:p>
      <text:p text:style-name="P10"><text:a xlink:type="simple" xlink:href="https://docs.oracle.com/javase/tutorial/rmi/" text:style-name="Internet_20_link" text:visited-style-name="Visited_20_Internet_20_Link"><text:span text:style-name="T15">https://docs.oracle.com/javase/tutorial/rmi/</text:span></text:a></text:p>
      <text:p text:style-name="P10"><text:a xlink:type="simple" xlink:href="http://docs.oracle.com/javase/7/docs/technotes/guides/rmi/hello/hello-world.html" text:style-name="Internet_20_link" text:visited-style-name="Visited_20_Internet_20_Link"><text:span text:style-name="T15">http://docs.oracle.com/javase/7/docs/technotes/guides/rmi/hello/hello-world.html</text:span></text:a></text:p>
      <text:p text:style-name="P4">Mininet:</text:p>
      <text:p text:style-name="P10"><text:a xlink:type="simple" xlink:href="http://mininet.org/" text:style-name="Internet_20_link" text:visited-style-name="Visited_20_Internet_20_Link"><text:span text:style-name="T15">http://mininet.org/</text:span></text:a><text:span text:style-name="T14"> </text:span></text:p>
      <text:p text:style-name="P6">Watch directory for changes: </text:p>
      <text:p text:style-name="P11"><text:a xlink:type="simple" xlink:href="https://docs.oracle.com/javase/tutorial/essential/io/notification.html" text:style-name="Internet_20_link" text:visited-style-name="Visited_20_Internet_20_Link"><text:span text:style-name="T15">https://docs.oracle.com/javase/tutorial/essential/io/notification.html</text:span></text:a></text:p>
      <text:p text:style-name="Text_20_body"><text:span text:style-name="T17"><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8:49:49.888000000</meta:creation-date>
    <dc:date>2017-02-27T05:17:33.605000000</dc:date>
    <meta:editing-duration>PT34S</meta:editing-duration>
    <meta:editing-cycles>1</meta:editing-cycles>
    <meta:document-statistic meta:table-count="0" meta:image-count="0" meta:object-count="0" meta:page-count="3" meta:paragraph-count="47" meta:word-count="881" meta:character-count="5704" meta:non-whitespace-character-count="4852"/>
    <meta:generator>LibreOffice/4.3.1.2$Windows_x86 LibreOffice_project/958349dc3b25111dbca392fbc281a05559ef6848</meta:generator>
  </office:meta>
</office:document-meta>
</file>